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9F600000CE46D0EE633D93736B1.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HelveticaNeueLT Std" svg:font-family="'HelveticaNeueLT Std'"/>
    <style:font-face style:name="HelveticaNeueLT Std Blk" svg:font-family="'HelveticaNeueLT Std Blk'"/>
    <style:font-face style:name="HelveticaNeueLT Std Med Cn" svg:font-family="'HelveticaNeueLT Std Med C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9.955cm" table:align="center" style:writing-mode="lr-tb"/>
    </style:style>
    <style:style style:name="Tabla1.A" style:family="table-column">
      <style:table-column-properties style:column-width="4.184cm"/>
    </style:style>
    <style:style style:name="Tabla1.B" style:family="table-column">
      <style:table-column-properties style:column-width="0.661cm"/>
    </style:style>
    <style:style style:name="Tabla1.C" style:family="table-column">
      <style:table-column-properties style:column-width="4.449cm"/>
    </style:style>
    <style:style style:name="Tabla1.1" style:family="table-row">
      <style:table-row-properties style:min-row-height="0.695cm" fo:keep-together="always"/>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1.563cm" fo:keep-together="auto"/>
    </style:style>
    <style:style style:name="Tab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3" style:family="table-row">
      <style:table-row-properties style:min-row-height="0.425cm" fo:keep-together="auto"/>
    </style:style>
    <style:style style:name="Tabla1.C3"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2" style:family="table">
      <style:table-properties style:width="7.493cm" table:align="center" style:writing-mode="lr-tb"/>
    </style:style>
    <style:style style:name="Tabla2.A" style:family="table-column">
      <style:table-column-properties style:column-width="7.493cm"/>
    </style:style>
    <style:style style:name="Tabla2.1" style:family="table-row">
      <style:table-row-properties style:min-row-height="0.115cm" fo:keep-together="always"/>
    </style:style>
    <style:style style:name="Tabla2.A1" style:family="table-cell">
      <style:table-cell-properties style:vertical-align="top" fo:padding-left="0.191cm" fo:padding-right="0.191cm" fo:padding-top="0cm" fo:padding-bottom="0cm" fo:border="none" style:writing-mode="lr-tb"/>
    </style:style>
    <style:style style:name="Tabla2.2" style:family="table-row">
      <style:table-row-properties style:min-row-height="0.303cm" fo:keep-together="always"/>
    </style:style>
    <style:style style:name="Tabla2.3" style:family="table-row">
      <style:table-row-properties style:min-row-height="0.873cm" fo:keep-together="auto"/>
    </style:style>
    <style:style style:name="Tabla2.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2.4" style:family="table-row">
      <style:table-row-properties style:min-row-height="0.268cm" fo:keep-together="auto"/>
    </style:style>
    <style:style style:name="P1" style:family="paragraph" style:parent-style-name="Standard">
      <style:paragraph-properties fo:text-align="justify" style:justify-single-word="false" style:text-autospace="none"/>
    </style:style>
    <style:style style:name="P2" style:family="paragraph" style:parent-style-name="Standard">
      <style:paragraph-properties fo:text-align="justify" style:justify-single-word="false" fo:orphans="0" fo:widows="0" style:text-autospace="none"/>
    </style:style>
    <style:style style:name="P3" style:family="paragraph" style:parent-style-name="Standard">
      <style:paragraph-properties fo:text-align="center" style:justify-single-word="false" style:text-autospace="none"/>
      <style:text-properties style:font-name="Calibri" fo:font-weight="bold" style:font-weight-asian="bold" style:font-name-complex="Arial"/>
    </style:style>
    <style:style style:name="P4" style:family="paragraph" style:parent-style-name="Standard">
      <style:text-properties style:font-name="Calibri" fo:font-weight="bold" style:font-weight-asian="bold" style:font-name-complex="Microsoft Sans Serif"/>
    </style:style>
    <style:style style:name="P5" style:family="paragraph" style:parent-style-name="Standard">
      <style:paragraph-properties fo:text-align="center" style:justify-single-word="false"/>
      <style:text-properties style:font-name="Calibri" fo:font-weight="bold" style:font-weight-asian="bold" style:font-name-complex="Microsoft Sans Serif"/>
    </style:style>
    <style:style style:name="P6" style:family="paragraph" style:parent-style-name="Standard">
      <style:paragraph-properties style:snap-to-layout-grid="false"/>
      <style:text-properties style:font-name="Calibri" fo:font-weight="bold" style:font-weight-asian="bold" style:font-name-complex="Microsoft Sans Serif"/>
    </style:style>
    <style:style style:name="P7" style:family="paragraph" style:parent-style-name="Standard">
      <style:paragraph-properties fo:text-align="justify" style:justify-single-word="false" style:text-autospace="none"/>
      <style:text-properties style:font-name="Calibri" style:font-name-complex="Arial"/>
    </style:style>
    <style:style style:name="P8" style:family="paragraph" style:parent-style-name="Standard">
      <style:text-properties style:font-name="Calibri" fo:font-size="10pt" style:font-size-asian="10pt" style:font-name-complex="Calibri"/>
    </style:style>
    <style:style style:name="P9" style:family="paragraph" style:parent-style-name="Standard">
      <style:paragraph-properties style:snap-to-layout-grid="false"/>
      <style:text-properties style:font-name="Calibri" fo:font-size="10pt" style:font-size-asian="10pt" style:font-name-complex="Microsoft Sans Serif" style:font-size-complex="10pt" fo:background-color="#ffff00"/>
    </style:style>
    <style:style style:name="P10" style:family="paragraph" style:parent-style-name="Standard">
      <style:paragraph-properties style:snap-to-layout-grid="false"/>
      <style:text-properties style:font-name="Calibri" style:font-name-complex="Microsoft Sans Serif" fo:background-color="#ffff00"/>
    </style:style>
    <style:style style:name="P11" style:family="paragraph" style:parent-style-name="Standard">
      <style:paragraph-properties fo:text-align="center" style:justify-single-word="false"/>
      <style:text-properties style:font-name="Calibri" style:font-name-complex="Microsoft Sans Serif" fo:background-color="#ffff00"/>
    </style:style>
    <style:style style:name="P12" style:family="paragraph" style:parent-style-name="Standard">
      <style:paragraph-properties fo:text-align="center" style:justify-single-word="false" style:snap-to-layout-grid="false"/>
      <style:text-properties style:font-name="Calibri" style:font-name-complex="Microsoft Sans Serif" fo:background-color="#ffff00"/>
    </style:style>
    <style:style style:name="P13" style:family="paragraph" style:parent-style-name="Standard">
      <style:paragraph-properties fo:text-align="center" style:justify-single-word="false"/>
      <style:text-properties style:font-name="Calibri"/>
    </style:style>
    <style:style style:name="P14" style:family="paragraph" style:parent-style-name="Standard">
      <style:paragraph-properties fo:text-align="center" style:justify-single-word="false" style:snap-to-layout-grid="false"/>
      <style:text-properties fo:font-size="10pt" fo:language="es" fo:country="MX" fo:font-style="normal" fo:font-weight="bold" style:font-size-asian="10pt" style:font-style-asian="normal" style:font-weight-asian="bold" style:font-name-complex="Microsoft Sans Serif" style:font-size-complex="10pt"/>
    </style:style>
    <style:style style:name="P15" style:family="paragraph" style:parent-style-name="Standard">
      <style:paragraph-properties fo:text-align="justify" style:justify-single-word="false" style:text-autospace="none"/>
      <style:text-properties style:font-name-complex="Arial"/>
    </style:style>
    <style:style style:name="P16" style:family="paragraph" style:parent-style-name="Standard">
      <style:paragraph-properties fo:text-align="justify" style:justify-single-word="false" fo:orphans="0" fo:widows="0" style:text-autospace="none"/>
      <style:text-properties style:font-name-complex="Arial"/>
    </style:style>
    <style:style style:name="P17" style:family="paragraph" style:parent-style-name="Standard">
      <style:paragraph-properties fo:text-align="justify" style:justify-single-word="false" style:text-autospace="none"/>
      <style:text-properties fo:letter-spacing="0.005cm" style:font-name-complex="Calibri" style:font-weight-complex="bold"/>
    </style:style>
    <style:style style:name="P18" style:family="paragraph" style:parent-style-name="Standard">
      <style:text-properties fo:color="#000000"/>
    </style:style>
    <style:style style:name="P19" style:family="paragraph" style:parent-style-name="Standard">
      <style:paragraph-properties fo:text-align="center" style:justify-single-word="false"/>
      <style:text-properties fo:color="#000000" fo:font-weight="bold" style:font-weight-asian="bold" style:font-name-complex="Microsoft Sans Serif"/>
    </style:style>
    <style:style style:name="P20" style:family="paragraph" style:parent-style-name="Standard">
      <style:paragraph-properties fo:text-align="center" style:justify-single-word="false"/>
      <style:text-properties style:font-name-complex="Microsoft Sans Serif"/>
    </style:style>
    <style:style style:name="P21" style:family="paragraph" style:parent-style-name="Standard">
      <style:paragraph-properties fo:text-align="center" style:justify-single-word="false"/>
      <style:text-properties fo:color="#808080" style:font-name-complex="Microsoft Sans Serif"/>
    </style:style>
    <style:style style:name="P22" style:family="paragraph" style:parent-style-name="Standard">
      <style:paragraph-properties fo:margin-left="0cm" fo:margin-right="-0.002cm" fo:text-align="justify" style:justify-single-word="false" fo:orphans="0" fo:widows="0" fo:text-indent="0cm" style:auto-text-indent="false" style:text-autospace="none"/>
    </style:style>
    <style:style style:name="P23" style:family="paragraph" style:parent-style-name="Standard">
      <style:paragraph-properties fo:margin-left="0cm" fo:margin-right="-0.002cm" fo:text-align="justify" style:justify-single-word="false" fo:orphans="0" fo:widows="0" fo:text-indent="0cm" style:auto-text-indent="false" style:text-autospace="none"/>
      <style:text-properties style:font-name-complex="Arial"/>
    </style:style>
    <style:style style:name="P24" style:family="paragraph" style:parent-style-name="Standard">
      <style:paragraph-properties fo:margin-left="0cm" fo:margin-right="-0.002cm" fo:text-align="justify" style:justify-single-word="false" fo:orphans="0" fo:widows="0" fo:text-indent="0cm" style:auto-text-indent="false" style:text-autospace="none"/>
      <style:text-properties fo:color="#000000"/>
    </style:style>
    <style:style style:name="P25" style:family="paragraph" style:parent-style-name="Standard">
      <style:paragraph-properties fo:margin-left="0cm" fo:margin-right="-0.002cm" fo:text-align="justify" style:justify-single-word="false" fo:orphans="0" fo:widows="0" fo:text-indent="0cm" style:auto-text-indent="false" style:text-autospace="none"/>
      <style:text-properties fo:color="#000000" fo:font-size="8pt" style:font-size-asian="8pt" style:font-size-complex="8pt"/>
    </style:style>
    <style:style style:name="P26" style:family="paragraph" style:parent-style-name="Standard" style:master-page-name="Standard">
      <style:paragraph-properties fo:text-align="justify" style:justify-single-word="false" style:page-number="auto" style:text-autospace="none"/>
    </style:style>
    <style:style style:name="P27" style:family="paragraph" style:parent-style-name="Heading_20_8">
      <style:paragraph-properties fo:margin-top="0cm" fo:margin-bottom="0cm" loext:contextual-spacing="false" fo:text-align="center" style:justify-single-word="false"/>
    </style:style>
    <style:style style:name="P28" style:family="paragraph" style:parent-style-name="Heading_20_8">
      <style:paragraph-properties fo:margin-top="0cm" fo:margin-bottom="0cm" loext:contextual-spacing="false" fo:text-align="center" style:justify-single-word="false"/>
      <style:text-properties fo:font-size="10pt" fo:language="es" fo:country="MX" fo:font-style="normal" style:font-size-asian="10pt" style:font-style-asian="normal" style:font-name-complex="Microsoft Sans Serif" style:font-size-complex="10pt"/>
    </style:style>
    <style:style style:name="P29" style:family="paragraph" style:parent-style-name="Heading_20_8">
      <style:paragraph-properties fo:margin-top="0cm" fo:margin-bottom="0cm" loext:contextual-spacing="false" fo:text-align="center" style:justify-single-word="false"/>
      <style:text-properties fo:font-size="10pt" fo:language="es" fo:country="MX" fo:font-style="normal" fo:font-weight="bold" style:font-size-asian="10pt" style:font-style-asian="normal" style:font-weight-asian="bold" style:font-name-complex="Microsoft Sans Serif" style:font-size-complex="10pt"/>
    </style:style>
    <style:style style:name="P30" style:family="paragraph" style:parent-style-name="Heading_20_6">
      <style:paragraph-properties fo:margin-top="0cm" fo:margin-bottom="0cm" loext:contextual-spacing="false" fo:text-align="center" style:justify-single-word="false" style:snap-to-layout-grid="false"/>
      <style:text-properties fo:font-size="10pt" style:font-size-asian="10pt" style:font-name-complex="Microsoft Sans Serif" style:font-size-complex="10pt"/>
    </style:style>
    <style:style style:name="P31" style:family="paragraph" style:parent-style-name="Heading_20_6">
      <style:paragraph-properties fo:margin-top="0cm" fo:margin-bottom="0cm" loext:contextual-spacing="false" fo:text-align="center" style:justify-single-word="false"/>
      <style:text-properties fo:font-size="10pt" fo:language="es" fo:country="MX" style:font-size-asian="10pt" style:font-name-complex="Microsoft Sans Serif" style:font-size-complex="10pt"/>
    </style:style>
    <style:style style:name="P32" style:family="paragraph" style:parent-style-name="Heading_20_6">
      <style:paragraph-properties fo:margin-top="0cm" fo:margin-bottom="0cm" loext:contextual-spacing="false" fo:text-align="center" style:justify-single-word="false" style:snap-to-layout-grid="false"/>
      <style:text-properties fo:font-size="10pt" fo:language="es" fo:country="MX" style:font-size-asian="10pt" style:font-name-complex="Microsoft Sans Serif" style:font-size-complex="10pt"/>
    </style:style>
    <style:style style:name="P33" style:family="paragraph" style:parent-style-name="Header">
      <style:paragraph-properties fo:text-align="end" style:justify-single-word="false"/>
    </style:style>
    <style:style style:name="P34" style:family="paragraph" style:parent-style-name="Header">
      <style:text-properties fo:font-size="9pt" style:font-size-asian="9pt" style:font-size-complex="9pt"/>
    </style:style>
    <style:style style:name="P35" style:family="paragraph" style:parent-style-name="Párrafo_20_de_20_lista" style:list-style-name="WW8Num13">
      <style:paragraph-properties fo:margin-left="0.501cm" fo:margin-right="0cm" fo:margin-top="0cm" fo:margin-bottom="0cm" loext:contextual-spacing="true" fo:text-indent="-0.25cm" style:auto-text-indent="false" style:text-autospace="none"/>
      <style:text-properties style:font-name="Calibri" fo:font-weight="bold" style:font-weight-asian="bold" style:font-name-complex="Arial"/>
    </style:style>
    <style:style style:name="P36" style:family="paragraph" style:parent-style-name="Párrafo_20_de_20_lista" style:list-style-name="WW8Num7">
      <style:paragraph-properties fo:margin-left="0.501cm" fo:margin-right="0cm" fo:margin-top="0cm" fo:margin-bottom="0cm" loext:contextual-spacing="true" fo:text-align="justify" style:justify-single-word="false" fo:text-indent="-0.501cm" style:auto-text-indent="false" style:text-autospace="none"/>
    </style:style>
    <style:style style:name="P37" style:family="paragraph" style:parent-style-name="Párrafo_20_de_20_lista" style:list-style-name="WW8Num12">
      <style:paragraph-properties fo:margin-left="0.501cm" fo:margin-right="0cm" fo:margin-top="0cm" fo:margin-bottom="0cm" loext:contextual-spacing="true" fo:text-align="justify" style:justify-single-word="false" fo:text-indent="-0.501cm" style:auto-text-indent="false" style:text-autospace="none"/>
      <style:text-properties style:font-name="Calibri" style:font-name-complex="Arial"/>
    </style:style>
    <style:style style:name="P38" style:family="paragraph" style:parent-style-name="Párrafo_20_de_20_lista" style:list-style-name="WW8Num9">
      <style:paragraph-properties fo:margin-left="0.501cm" fo:margin-right="0cm" fo:margin-top="0cm" fo:margin-bottom="0cm" loext:contextual-spacing="true" fo:text-align="justify" style:justify-single-word="false" fo:text-indent="-0.501cm" style:auto-text-indent="false" style:text-autospace="none"/>
      <style:text-properties style:font-name="Calibri" style:font-name-complex="Arial"/>
    </style:style>
    <style:style style:name="P39" style:family="paragraph" style:parent-style-name="Párrafo_20_de_20_lista" style:list-style-name="WW8Num10">
      <style:paragraph-properties fo:margin-left="0.501cm" fo:margin-right="0cm" fo:margin-top="0cm" fo:margin-bottom="0cm" loext:contextual-spacing="true" fo:text-align="justify" style:justify-single-word="false" fo:text-indent="-0.501cm" style:auto-text-indent="false" style:text-autospace="none"/>
      <style:text-properties style:font-name="Calibri" style:font-name-complex="Arial"/>
    </style:style>
    <style:style style:name="P40" style:family="paragraph" style:parent-style-name="Párrafo_20_de_20_lista" style:list-style-name="WW8Num7">
      <style:paragraph-properties fo:margin-left="0.501cm" fo:margin-right="0cm" fo:margin-top="0cm" fo:margin-bottom="0cm" loext:contextual-spacing="true" fo:text-align="justify" style:justify-single-word="false" fo:text-indent="-0.501cm" style:auto-text-indent="false" style:text-autospace="none"/>
      <style:text-properties style:font-name="Calibri" style:font-name-complex="Arial"/>
    </style:style>
    <style:style style:name="P41" style:family="paragraph" style:parent-style-name="Párrafo_20_de_20_lista" style:list-style-name="WW8Num9">
      <style:paragraph-properties fo:margin-left="0.501cm" fo:margin-right="0cm" fo:margin-top="0cm" fo:margin-bottom="0cm" loext:contextual-spacing="true" fo:text-align="justify" style:justify-single-word="false" fo:text-indent="-0.501cm" style:auto-text-indent="false" style:text-autospace="none"/>
      <style:text-properties fo:color="#000000" style:font-name="Calibri" style:font-name-complex="Calibri"/>
    </style:style>
    <style:style style:name="P42" style:family="paragraph" style:parent-style-name="Párrafo_20_de_20_lista" style:list-style-name="WW8Num7">
      <style:paragraph-properties fo:margin-left="0.501cm" fo:margin-right="0cm" fo:margin-top="0cm" fo:margin-bottom="0cm" loext:contextual-spacing="true" fo:text-align="justify" style:justify-single-word="false" fo:text-indent="-0.501cm" style:auto-text-indent="false" style:text-autospace="none"/>
      <style:text-properties fo:color="#000000" style:font-name="Calibri" style:font-name-complex="Calibri"/>
    </style:style>
    <style:style style:name="P43" style:family="paragraph" style:parent-style-name="Para_20_1.1">
      <style:paragraph-properties fo:margin-left="0cm" fo:margin-right="0cm" fo:margin-top="0cm" fo:margin-bottom="0cm" loext:contextual-spacing="false" fo:text-indent="0cm" style:auto-text-indent="false"/>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style:font-name="Calibri" fo:font-weight="bold" style:font-weight-asian="bold" style:font-name-complex="Arial"/>
    </style:style>
    <style:style style:name="T4" style:family="text">
      <style:text-properties style:font-name="Calibri" fo:font-weight="bold" style:font-weight-asian="bold" style:font-name-complex="Arial" style:font-weight-complex="bold"/>
    </style:style>
    <style:style style:name="T5" style:family="text">
      <style:text-properties style:font-name="Calibri" fo:font-weight="bold" style:font-weight-asian="bold" style:font-name-complex="Calibri" style:font-weight-complex="bold"/>
    </style:style>
    <style:style style:name="T6" style:family="text">
      <style:text-properties style:font-name="Calibri" fo:font-weight="bold" style:font-weight-asian="bold" style:font-name-complex="Microsoft Sans Serif"/>
    </style:style>
    <style:style style:name="T7" style:family="text">
      <style:text-properties style:font-name="Calibri" style:font-name-complex="Arial"/>
    </style:style>
    <style:style style:name="T8" style:family="text">
      <style:text-properties style:font-name="Calibri" style:font-name-complex="Calibri"/>
    </style:style>
    <style:style style:name="T9" style:family="text">
      <style:text-properties style:font-name="Calibri" fo:font-size="10pt" style:font-size-asian="10pt"/>
    </style:style>
    <style:style style:name="T10" style:family="text">
      <style:text-properties style:font-name="Calibri" fo:font-size="10pt" style:font-size-asian="10pt" style:font-name-complex="Arial"/>
    </style:style>
    <style:style style:name="T11" style:family="text">
      <style:text-properties style:font-name="Calibri" fo:font-size="10pt" style:font-size-asian="10pt" style:font-name-complex="Calibri"/>
    </style:style>
    <style:style style:name="T12" style:family="text">
      <style:text-properties style:font-name="Calibri" fo:font-size="10pt" style:font-name-asian="Calibri" style:font-size-asian="10pt" style:font-name-complex="Calibri"/>
    </style:style>
    <style:style style:name="T13" style:family="text">
      <style:text-properties style:font-name="Calibri" fo:font-size="10pt" style:text-underline-style="solid" style:text-underline-width="auto" style:text-underline-color="font-color" style:font-size-asian="10pt" style:font-name-complex="Arial"/>
    </style:style>
    <style:style style:name="T14" style:family="text">
      <style:text-properties style:font-name="Calibri" fo:font-size="10pt" style:text-underline-style="solid" style:text-underline-width="auto" style:text-underline-color="font-color" style:font-size-asian="10pt" style:font-name-complex="Calibri"/>
    </style:style>
    <style:style style:name="T15" style:family="text">
      <style:text-properties style:font-name="Calibri" fo:letter-spacing="0.005cm" style:font-name-complex="Calibri" style:font-weight-complex="bold"/>
    </style:style>
    <style:style style:name="T16" style:family="text">
      <style:text-properties style:font-name="Calibri" fo:letter-spacing="0.005cm" style:font-name-asian="Calibri" style:font-name-complex="Calibri" style:font-weight-complex="bold"/>
    </style:style>
    <style:style style:name="T17" style:family="text">
      <style:text-properties style:font-name="Calibri" fo:letter-spacing="0.005cm" style:text-underline-style="solid" style:text-underline-width="auto" style:text-underline-color="font-color" style:font-name-complex="Calibri" style:font-weight-complex="bold"/>
    </style:style>
    <style:style style:name="T18" style:family="text">
      <style:text-properties style:font-name="Calibri" style:font-name-asian="Calibri" style:font-name-complex="Calibri"/>
    </style:style>
    <style:style style:name="T19" style:family="text">
      <style:text-properties style:font-name="Calibri" style:text-underline-style="solid" style:text-underline-width="auto" style:text-underline-color="font-color" style:font-name-complex="Arial"/>
    </style:style>
    <style:style style:name="T20" style:family="text">
      <style:text-properties style:font-name="Calibri" fo:background-color="#ffff00"/>
    </style:style>
    <style:style style:name="T21" style:family="text">
      <style:text-properties style:font-name="Calibri" style:font-name-complex="Microsoft Sans Serif" fo:background-color="#ffff00"/>
    </style:style>
    <style:style style:name="T22" style:family="text">
      <style:text-properties style:font-name-complex="Arial"/>
    </style:style>
    <style:style style:name="T23" style:family="text">
      <style:text-properties style:font-name-complex="Calibri"/>
    </style:style>
    <style:style style:name="T24" style:family="text">
      <style:text-properties fo:color="#000000"/>
    </style:style>
    <style:style style:name="T25" style:family="text">
      <style:text-properties fo:color="#000000" style:font-name="Calibri" style:language-asian="es" style:country-asian="MX" style:font-name-complex="Calibri"/>
    </style:style>
    <style:style style:name="T26" style:family="text">
      <style:text-properties fo:color="#000000" style:font-name="Calibri" style:font-name-complex="Calibri"/>
    </style:style>
    <style:style style:name="T27" style:family="text">
      <style:text-properties fo:color="#000000" style:font-name="Calibri" fo:font-size="11pt" style:font-size-asian="11pt" style:font-name-complex="Calibri" style:font-size-complex="11pt"/>
    </style:style>
    <style:style style:name="T28" style:family="text">
      <style:text-properties fo:color="#000000" fo:font-weight="bold" style:font-weight-asian="bold"/>
    </style:style>
    <style:style style:name="T29" style:family="text">
      <style:text-properties fo:color="#000000" fo:font-size="10pt" fo:font-style="italic" style:font-size-asian="10pt" style:font-style-asian="italic" style:font-size-complex="10pt"/>
    </style:style>
    <style:style style:name="T30" style:family="text">
      <style:text-properties fo:color="#000000" fo:font-size="10pt" fo:language="es" fo:country="MX" fo:font-style="normal" style:font-size-asian="10pt" style:font-style-asian="normal" style:font-name-complex="Microsoft Sans Serif" style:font-size-complex="10pt"/>
    </style:style>
    <style:style style:name="T31" style:family="text">
      <style:text-properties fo:color="#000000" fo:font-size="10pt" fo:language="es" fo:country="MX" fo:font-style="normal" style:font-size-asian="10pt" style:font-style-asian="normal" style:font-size-complex="10pt"/>
    </style:style>
    <style:style style:name="T32" style:family="text">
      <style:text-properties fo:font-size="10pt" style:font-size-asian="10pt" style:font-name-complex="Microsoft Sans Serif" style:font-size-complex="10pt"/>
    </style:style>
    <style:style style:name="T33" style:family="text">
      <style:text-properties fo:font-size="10pt" fo:language="es" fo:country="MX" fo:font-style="normal" style:font-size-asian="10pt" style:font-style-asian="normal" style:font-name-complex="Microsoft Sans Serif" style:font-size-complex="10pt"/>
    </style:style>
    <style:style style:name="T34" style:family="text">
      <style:text-properties style:font-name-asian="Calibri" style:font-name-complex="Calibri"/>
    </style:style>
    <style:style style:name="T35" style:family="text">
      <style:text-properties fo:letter-spacing="0.005cm" style:font-weight-complex="bold"/>
    </style:style>
    <style:style style:name="T36" style:family="text">
      <style:text-properties fo:letter-spacing="0.005cm" style:font-name-complex="Calibri"/>
    </style:style>
    <style:style style:name="T37" style:family="text">
      <style:text-properties fo:letter-spacing="0.005cm" style:font-name-complex="Calibri" style:font-weight-complex="bold"/>
    </style:style>
    <style:style style:name="T38" style:family="text">
      <style:text-properties fo:letter-spacing="-0.002cm" style:font-name-complex="Calibri"/>
    </style:style>
    <style:style style:name="T39" style:family="text">
      <style:text-properties fo:letter-spacing="0.002cm" style:font-name-complex="Calibri"/>
    </style:style>
    <style:style style:name="T40" style:family="text">
      <style:text-properties fo:letter-spacing="0.004cm" style:font-name-complex="Calibri"/>
    </style:style>
    <style:style style:name="T41" style:family="text">
      <style:text-properties fo:letter-spacing="-0.004cm" style:font-name-complex="Calibri"/>
    </style:style>
    <style:style style:name="T42" style:family="text">
      <style:text-properties style:font-name-complex="Microsoft Sans Serif"/>
    </style:style>
    <style:style style:name="T43" style:family="text">
      <style:text-properties style:font-name="Times New Roman" fo:font-size="10pt" fo:language="es" fo:country="MX" fo:font-style="normal" style:font-size-asian="10pt" style:font-style-asian="normal" style:font-name-complex="Microsoft Sans Serif" style:font-size-complex="10pt"/>
    </style:style>
    <style:style style:name="T44" style:family="text">
      <style:text-properties fo:color="#000000" fo:font-size="10pt" fo:font-style="italic" style:font-size-asian="10pt" style:font-style-asian="italic" style:font-size-complex="10pt"/>
    </style:style>
    <style:style style:name="T45" style:family="text">
      <style:text-properties fo:font-size="9pt" style:font-size-asian="9pt"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7*"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1.249cm">
          <style:column style:rel-width="32767*" fo:start-indent="0cm" fo:end-indent="0.624cm"/>
          <style:column style:rel-width="32767*" fo:start-indent="0.62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26"><text:span text:style-name="T3">CONTRATO DE NÓMINA (en adelante el “Contrato”) QUE CELEBRAN POR UNA PARTE SMART QUO, SA. DE C.V., SOFOM ENR, REPRESENTADA EN ESTE ACTO POR <text:s/>EL C. CARLOS EDUARDO TAPIA CAMINO (EN LO SUCESIVO LA “Financiera”), POR OTRA PARTE Y POR SU PROPIO DERECHO LA PERSONA QUE HA QUEDADO DEBIDAMENTE IDENTIFICADA COMO EL ACREDITADO EN LA CARÁTULA DEL CONTRATO (EN LO SUCESIVO EL “ACREDITADO”), A QUIENES EN SU CONJUNTO SE LES DENOMINARÁ COMO LAS “Partes”, AL TENOR DE LAS SIGUIENTES DECLARACIONES Y CLAUSULAS. ASIMISMO COMPARECEN A ESTE ACTO LA PERSONA CUYOS DATOS SE DETALLAN EN EL ANEXO “A” DEL CONTRATO (EN LO SUCESIVO EL “Obligado Solidario”) Y LA PERSONAL MORAL GRUPO INDICO SOLUCIONES EMPRESARIALES S.C., POR CONDUCTO DE SU APODERADO LEGAL EL C. </text:span><text:span text:style-name="T2">Carlos Eduardo Tapia Camino</text:span><text:span text:style-name="T3"> (EN ADELANTE LA “Empresa”).</text:span></text:p>
        <text:p text:style-name="P3">DECLARACIONES</text:p>
        <text:list xml:id="list148164183767163540" text:style-name="WW8Num13">
          <text:list-item>
            <text:p text:style-name="P35">Declara la Financiera <text:s/>por conducto de su representante:</text:p>
          </text:list-item>
        </text:list>
        <text:list xml:id="list8550586221080833871" text:style-name="WW8Num7">
          <text:list-item>
            <text:p text:style-name="P36"><text:span text:style-name="T7">Ser una Sociedad Anónima de Capital Variable, Financiera de Objeto Múltiple Entidad No Regulada, según consta en la escritura pública </text:span><text:span text:style-name="T25">7,412, </text:span><text:span text:style-name="T7">de fecha veintinueve de septiembre de dos mil once, otorgada ante el Licenciado Francisco Javier Lara Mendoza, Corredor Público Número 1 en la Plaza de Puebla, inscrita en el Registro Público de Comercio de Puebla, bajo el folio mercantil electrónico 46178*2, teniendo como objeto principal la realización habitual y profesional de operaciones de crédito.</text:span></text:p>
          </text:list-item>
        </text:list>
        <text:list xml:id="list2867973465525766152" text:style-name="WW8Num12">
          <text:list-item>
            <text:p text:style-name="P37">En términos de los dispuesto por los artículos 87K y 87N de la Ley General de Organizaciones y Actividades Auxiliares del Crédito; así como en lo dispuesto por los artículos 6, 11, 12 y demás relativos y aplicables de la Ley para la Transparencia y Ordenamiento de los Servicios Financieros, su representada se encuentra bajo la supervisión y vigilancia de la Comisión Nacional para la Protección y Defensa de los Usuarios de Servicios Financieros (en lo sucesivo “CONDUSEF”), y se encuentra registrada en el Sistema de Registro de Prestadores de Servicios Financieros (SIPRES) de dicha autoridad.</text:p>
          </text:list-item>
          <text:list-item>
            <text:p text:style-name="P37">En términos de lo dispuesto por la Disposición Única de la CONDUSEF aplicable a las Entidades Financieras a que se refieren los artículos 11, 12 y 13 de la Ley Para la Transparencia y Ordenamiento de los Servicios Financieros aplicable a los Contratos de Adhesión, publicidad, estados de cuenta y comprobantes de operación de las Sociedades Financieras de Objeto Múltiple Entidades No Reguladas expedida por CONDUSEF, publicada en el Diario Oficial de la Federación el día 19 de agosto del 2010 (en lo sucesivo la “Disposición Única”), el presente contrato, se considera de los denominados de Adhesión y en tal virtud, se encuentra inscrito ante el Registro de Contratos de Adhesión (RECA) de la CONDUSEF bajo el número señalado en la parte superior del Contrato.</text:p>
          </text:list-item>
          <text:list-item>
            <text:p text:style-name="P37">Que es su deseo otorgar en crédito al Acreditado las cantidades referidas en este contrato en los términos y condiciones señalados en el mismo.</text:p>
          </text:list-item>
          <text:list-item>
            <text:p text:style-name="P37">Que cuenta con las facultades para celebrar el presente contrato en nombre y representación de la Financiera, según consta en la escritura pública referida en el primer punto de las presentes declaraciones. </text:p>
          </text:list-item>
          <text:list-item>
            <text:p text:style-name="P37">Que para los efectos del Contrato, señala como domicilio el ubicado en la calle 11 Sur Número 1-A, Colonia Mayorazgo, Puebla, Pue.</text:p>
          </text:list-item>
          <text:list-item>
            <text:p text:style-name="P37">Que mediante la celebración del presente Contrato otorga al Acreditado el crédito establecida en la Carátula del Contrato, de conformidad con los términos y condiciones contenidas en el Contrato y los documentos que lo integran. </text:p>
          </text:list-item>
        </text:list>
        <text:list xml:id="list215243637248954" text:continue-list="list148164183767163540" text:style-name="WW8Num13">
          <text:list-item>
            <text:p text:style-name="P35">Declara el Acreditado, bajo protesta de decir verdad:</text:p>
          </text:list-item>
        </text:list>
        <text:list xml:id="list8486349915633396179" text:style-name="WW8Num9">
          <text:list-item>
            <text:p text:style-name="P41">Que es una persona física con plena capacidad jurídica y económica para celebrar y obligarse en los términos y condiciones establecidas por el Contrato, y cuyos datos generales se encuentran contenidos en la Carátula del Contrato. </text:p>
          </text:list-item>
          <text:list-item>
            <text:p text:style-name="P38">Trabajar para la Empresa, con la antigüedad, puesto y salario señalado en la Carátula del Contrato. </text:p>
          </text:list-item>
          <text:list-item>
            <text:p text:style-name="P38">Que ha sido previamente informado sobre la contraprestación; monto de los pagos parciales, la forma y periodicidad para liquidarlos; cargas <text:soft-page-break/>financieras; accesorios; monto y detalle de todos y cada uno de los cargos a pagar; número de pagos a realizar, su periodicidad; el derecho que tiene a liquidar anticipadamente el monto del crédito que se documenta mediante el presente instrumento, así como de las condiciones para ello y, la tasa de intereses ordinarios y el monto a pagar en cada período, la tasa de intereses moratorios y la forma de calcularlos y el costo anual total.</text:p>
          </text:list-item>
          <text:list-item>
            <text:p text:style-name="P38">Que es su deseo celebrar el presente Contrato en los términos y condiciones contenidos en el mismo.</text:p>
          </text:list-item>
        </text:list>
        <text:list xml:id="list215242708604612" text:continue-list="list215243637248954" text:style-name="WW8Num13">
          <text:list-item>
            <text:p text:style-name="P35">Declara la Empresa. </text:p>
          </text:list-item>
        </text:list>
        <text:list xml:id="list6626078996964939850" text:style-name="WW8Num10">
          <text:list-item>
            <text:p text:style-name="P39">Es una sociedad Haga clic aquí para escribir texto. debidamente constituida conforme a las leyes de los Estados Unidos Mexicanos.</text:p>
          </text:list-item>
          <text:list-item>
            <text:p text:style-name="P39">Que el Acreditado es su trabajador, con la antigüedad y puesto establecidos en la Carátula del Contrato.</text:p>
          </text:list-item>
          <text:list-item>
            <text:p text:style-name="P39">Que cuenta con un convenio con la Financiera para fungir como retenedora de los pagos correspondientes de los contratos de crédito celebrados entre la Financiera y el personal que se encuentra dentro de su nómina.</text:p>
          </text:list-item>
        </text:list>
        <text:list xml:id="list215243280977051" text:continue-list="list215242708604612" text:style-name="WW8Num13">
          <text:list-item>
            <text:p text:style-name="P35">Declara el Obligado Solidario, bajo protesta de decir verdad: </text:p>
          </text:list-item>
        </text:list>
        <text:list xml:id="list215244008508031" text:continue-list="list8550586221080833871" text:style-name="WW8Num7">
          <text:list-item>
            <text:p text:style-name="P40">Que sus datos generales contenidos en el Anexo “A” del Contrato, son verdaderos, dentro de los cuales de, manera enunciativa más no limitativa, se señala su nombre completo, nacionalidad, domicilio, estado civil, números de contacto, entre otros. </text:p>
          </text:list-item>
          <text:list-item>
            <text:p text:style-name="P36"><text:span text:style-name="T7">Que manifiesta tener capacidad </text:span><text:span text:style-name="T26">legal y económica para celebrar el presente contrato y obligarse y en los términos establecidos por el mismo.</text:span></text:p>
          </text:list-item>
          <text:list-item>
            <text:p text:style-name="P42">Que está de acuerdo en suscribir el presente Contrato en carácter de Obligado Solidario del Acreditado, asumiendo las obligaciones de pago que se deriven del Contrato.</text:p>
          </text:list-item>
        </text:list>
        <text:p text:style-name="P7">Expuesto lo anterior las partes que en este contrato intervienen, convienen en sujetarse a las siguientes:</text:p>
        <text:p text:style-name="P3">CLÁUSULAS</text:p>
        <text:p text:style-name="P22"><text:span text:style-name="T5">Cláusula Primera. </text:span><text:span text:style-name="T4">Definiciones. </text:span><text:span text:style-name="T7">Para los efectos del presente Contrato y los demás documentos que lo integren, los términos mencionados en tales documentos, tendrán los siguientes significados, sean insertos en plural y/o en singular:</text:span></text:p>
        <text:p text:style-name="P43"><text:span text:style-name="T12">“</text:span><text:span text:style-name="T13">Anexo</text:span><text:span text:style-name="T10">” significa, el o los documentos que, debidamente firmados por las Partes, forman parte integrante del presente Contrato.</text:span></text:p>
        <text:p text:style-name="P43"><text:span text:style-name="T12">“</text:span><text:span text:style-name="T13">Carátula del Contrato</text:span><text:span text:style-name="T10">” significa, la primera hoja del Contrato en la cual se determina de manera sucinta y a manera de detalle, los aspectos financieros del Contrato. </text:span></text:p>
        <text:p text:style-name="P43"><text:span text:style-name="T12">“</text:span><text:span text:style-name="T13">CAT</text:span><text:span text:style-name="T10">” significa, el Costo Anual Total de financiamiento expresado en términos porcentuales anuales que, para fines informativos y de comparación, incorpora la totalidad de los costos y gastos inherentes a los Créditos.</text:span></text:p>
        <text:p text:style-name="P43"><text:span text:style-name="T12">“</text:span><text:span text:style-name="T13">Comisión por Apertura</text:span><text:span text:style-name="T10">” significa, la tasa de comisión por apertura señalada en la Carátula del Contrato, misma que se deberá adicionar al monto del crédito, salvo que el Acreditado opte por que dicha comisión no sea financiada, es decir que tal cantidad no forme parte integrante del Crédito. <text:s/></text:span></text:p>
        <text:p text:style-name="P43"><text:span text:style-name="T12">“</text:span><text:span text:style-name="T13">Comisiones</text:span><text:span text:style-name="T10">” significa, cualquier cargo, independientemente de su denominación o modalidad, diferente al interés y/o a la Tasa Anual Fija que la Financiera cobre al Acreditado. </text:span></text:p>
        <text:p text:style-name="P43"><text:span text:style-name="T12">“</text:span><text:span text:style-name="T13">Datos Personales</text:span><text:span text:style-name="T10">” significa, la información que la Financiera obtendrá del Acreditado y en virtud de la celebración del presente Contrato, información con la cual se identificará plenamente al Acreditado. </text:span></text:p>
        <text:p text:style-name="P2"><text:span text:style-name="T16">“</text:span><text:span text:style-name="T17">Disposición del Crédito</text:span><text:span text:style-name="T15">” significa, la entrega-recepción del Crédito que la Financiera otorga en favor del Acreditado de conformidad con lo dispuesto por el Contrato</text:span><text:span text:style-name="T7">. </text:span></text:p>
        <text:p text:style-name="P2"><text:span text:style-name="T18">“</text:span><text:span text:style-name="T19">Estado de Cuenta</text:span><text:span text:style-name="T7">” significa, el documento físico o digital que emite la Financiera con el fin de informarle al Acreditado el saldo del Crédito a la fecha del corte respectivo, mismo que podrá ser entregado en el domicilio del Acreditado y/o al correo electrónico del Acreditado y/o a través de los medios electrónicos que designe la Financiera, pudiendo el Acreditado acceder para consultarlo con su respectivo usuario y contraseña. </text:span></text:p>
        <text:p text:style-name="P43"><text:span text:style-name="T12">“</text:span><text:span text:style-name="T13">Incumplimiento Generalizado</text:span><text:span text:style-name="T10">” significará, la situación de hecho en la que el Acreditado se encuentre por haber incumplido en dos o más pagos, consecutivos o no, a los que se encuentre obligado en virtud de las obligaciones derivadas del presente Contrato. </text:span></text:p>
        <text:p text:style-name="P43"><text:span text:style-name="T12">“</text:span><text:span text:style-name="T13">Interés Moratorio</text:span><text:span text:style-name="T10">” o “</text:span><text:span text:style-name="T13">Intereses Moratorios</text:span><text:span text:style-name="T10">” significará, la cantidad que resulte de aplicar la tasa </text:span><text:soft-page-break/><text:span text:style-name="T10">moratoria establecida en la Caratula del Contrato entre la base un año de 360 (trescientos sesenta) días por el número de días en los que el Acreditado incurra en mora.</text:span></text:p>
        <text:p text:style-name="P43"><text:span text:style-name="T12">“</text:span><text:span text:style-name="T13">IVA</text:span><text:span text:style-name="T10">” significa, el Impuesto al Valor Agregado. </text:span></text:p>
        <text:p text:style-name="P43"><text:span text:style-name="T12">“</text:span><text:span text:style-name="T13">Monto Principal</text:span><text:span text:style-name="T10">” significa, el monto total del crédito que la Financiera otorga al Acreditado a través de la celebración del Contrato, sin considerar las comisiones, intereses ni algún otro cargo relacionado con el otorgamiento del crédito, monto que ha quedado debidamente señalado en la Carátula del Contrato.</text:span></text:p>
        <text:p text:style-name="P43"><text:span text:style-name="T12">“</text:span><text:span text:style-name="T14">Monto del Crédito</text:span><text:span text:style-name="T11">”, </text:span><text:span text:style-name="T10">que se integra por el Monto Principal más la Comisión por Apertura, mismo que ha quedado debidamente señalado en la Carátula del Contrato, salvo que el Acreditado opte por que dicha comisión no sea financiada.</text:span></text:p>
        <text:p text:style-name="P43"><text:span text:style-name="T12">“</text:span><text:span text:style-name="T14">Recibo de Disposición</text:span><text:span text:style-name="T11">” significa, documento a través del cual se documenta la entrega material y jurídica del Crédito otorgada al Acreditado por parte de la Financiera, documento que se incluye al presente instrumento como Anexo “C” del mismo. </text:span></text:p>
        <text:p text:style-name="P8"/>
        <text:p text:style-name="P43"><text:span text:style-name="T12">“</text:span><text:span text:style-name="T13">Tabla de Amortización</text:span><text:span text:style-name="T10">” significa, </text:span><text:span text:style-name="T11">la tabla en la que se detalla el proceso de pagos a los que se deberá sujetar el Acreditado, </text:span><text:span text:style-name="T10">tabla que contiene debidamente desglosados los importes, fechas y conceptos a pagar por el Acreditado, así como el importe de intereses, comisiones y demás cargos a los que se haga acreedor el Acreditado, así como los importes respectivos por pagos anticipados y/o por terminación anticipada al Contrato, tabla que se incluye en el Anexo B.</text:span></text:p>
        <text:p text:style-name="P43"><text:span text:style-name="T12">“</text:span><text:span text:style-name="T13">Tasa Anual Fija</text:span><text:span text:style-name="T10">” significa, el porcentaje señalado en la Carátula del Contrato, mismo que será aplicable al Monto del Crédito objeto del Contrato y el cual será aplicado de conformidad con la Tabla de Amortización. </text:span></text:p>
        <text:p text:style-name="P43"><text:span text:style-name="T12">“</text:span><text:span text:style-name="T13">Unidad Especializada</text:span><text:span text:style-name="T10">” significa, el departamento de la Financiera dedicado para la atención cualquier aclaración y/o queja que pueda tener el Acreditado respecto del Estado de Cuenta y/o del Contrato. </text:span></text:p>
        <text:p text:style-name="P15"><text:span text:style-name="T1">Cláusula Segunda.- Objeto del Contrato. </text:span>Por virtud del Contrato la Financiera otorga al Acreditado el Monto del Crédito establecido en la Carátula del Contrato, mismo que será destinado según lo dispuesto en la Cláusula Cuarta del Contrato, por lo que el Acreditado acepta obligarse a los términos y condiciones contenidos en el Contrato y los demás documentos que lo integren. <text:s/></text:p>
        <text:p text:style-name="P1"><text:span text:style-name="T2">Cláusula Tercera.-</text:span><text:span text:style-name="T22"> </text:span><text:span text:style-name="T2">Disposición del Crédito. </text:span><text:span text:style-name="T22">A partir de la</text:span><text:span text:style-name="T2"> </text:span><text:span text:style-name="T22">fecha de celebración del Contrato y los demás documentos que lo integren, el Acreditado podrá disponer de la totalidad del Monto Principal, disposición que se efectuará en una sola exhibición, por lo anterior la Financiera, le hace entrega en este acto al Acreditado del Monto Principal, mediante transferencia bancaria a la cuenta del Acreditado <text:s/>o en su defecto, mediante la entrega de un cheque nominativo que emita la Financiera en favor del Acreditado por la cantidad total del Monto Principal, o mediante cualquier otra forma o medio de disposición que en un futuro autorice la Financiera para tal efecto. Así mismo, el Acreditado por la disposición que haga del Monto Principal, deberá suscribir, a favor de la Financiera el pagaré contemplado en el Anexo E del Contrato, el cual deberá ser suscrito por el importe equivalente al Monto del Crédito. No obstante lo anterior y salvo lo dispuesto por la Cláusula Décima Cuarta de Contrato, el Acreditado acepta obligarse a los términos y condiciones del Contrato, quedando obligado al pago de las amortizaciones correspondientes, intereses devengados, comisiones, así como cualquier otra cantidad accesoria o derivada de las obligaciones a las que se encuentra sujeto el Acreditado.</text:span></text:p>
        <text:p text:style-name="P1"><text:span text:style-name="T2">Cláusula Cuarta.- Destino.- </text:span><text:span text:style-name="T22"><text:s/>Las Partes convienen que el Acreditado destinará el Monto Principal para fines diversos de consumo, no obstante lo anterior el Acreditado no podrá destinar el Monto Principal a </text:span><text:span text:style-name="T24">fines ilícitos ni distintos al destino del crédito pactado por las Partes, en caso contrario, la Financiera podrá rescindir, sin responsabilidad alguna a su cargo, los efectos del Contrato y demás documentos que lo integren, en el entendido que el Acreditado será acreedor al pago de la pena convencional contenida en la Cláusula Décima Sexta del presente instrumento. No obstante lo anterior el Acreditado se obliga a sacar a la Financiera en paz y a salvo de todo juicio o reclamación que pudiera derivarse del mal uso o del destino ilícito que el Acreditado efectúe respecto del Monto Principal. En virtud de lo anterior, el Acreditado responderá respecto de los gastos en que la Financiera pueda incurrir, incluyendo honorarios de abogados relacionados con tales juicios o reclamaciones, debiendo el Acreditado rembolsar tales erogaciones, en un periodo no mayor de cinco días posteriores a </text:span><text:soft-page-break/><text:span text:style-name="T24">la fecha en que la Financiera realice dicha erogación y le requiera por escrito, mediante comprobación de los gastos erogados, al Acreditado en el reembolso de tales erogaciones.</text:span></text:p>
        <text:p text:style-name="P15"><text:span text:style-name="T1">Cláusula Quinta.- Plazo Forzoso.</text:span> Las Partes aceptan que el plazo forzoso del presente instrumento será el contemplado y señalado en la Carátula del Contrato, debiendo para tal efecto <text:s/>y durante dicho periodo el Acreditado sujetarse a la forma, monto y fecha de pagos a las que se encuentra obligado de conformidad con lo contemplado por el Contrato y los demás documentos que lo integran. </text:p>
        <text:p text:style-name="P15"><text:span text:style-name="T1">Cláusula Sexta.- Pagos y forma de pago. <text:s/></text:span>El Acreditado se obliga a pagar a la Financiera el Monto del Crédito, y sus respectivos intereses y /o Comisiones conforme a lo establecido en la Tabla de Amortización, y que deberán comprender amortizaciones de capital y pago de intereses de acuerdo a lo pactado en el presente Contrato. </text:p>
        <text:p text:style-name="P1"><text:span text:style-name="T22">El Acreditado en este acto manifiesta expresamente su consentimiento e instruye a la Empresa para que ésta le retenga, de las percepciones periódicas de ingresos que le corresponden por virtud de las actividades que desempeña en la misma por la relación laboral que los une (en adelante las “Percepciones”), las cantidades respectivas a cargo del Acreditado para cumplimentar las obligaciones de pago periódicas a las que se encuentra obligado el Acreditado en virtud del presente Contrato, conforme a lo especificado en la Tabla de Amortización, asimismo el Acreditado autoriza e instruye expresamente a la Empresa para que una vez efectuada la retención correspondiente, la Empresa pague a nombre y representación del Acreditado, en el domicilio de la Financiera, o bien mediante cheque, depósito o transferencia electrónica a la siguiente cuenta bancaria </text:span><text:span text:style-name="T27">0897684574</text:span><text:span text:style-name="T22">, cuenta CLABE </text:span><text:span text:style-name="T27">072650008976845740</text:span><text:span text:style-name="T22"> de la Institución Bancaria denominada </text:span><text:span text:style-name="T26">Banco Mercantil del Norte, S.A., Institución de Banca Múltiple, Grupo Financiero BANORTE,</text:span><text:span text:style-name="T22"> a nombre de Smart Quo, S.A. de C.V. SOFOM ENR, los montos correspondientes a los que se encuentre obligado el Acreditado, lo anterior de conformidad con la autorización por parte del Acreditado a la Empresa contemplada en el Anexo D del Contrato. </text:span></text:p>
        <text:p text:style-name="P15">En caso que el día en que deba efectuarse el pago, de conformidad con la Tabla de Amortización, sea día inhábil, el Acreditado deberá realizar el pago del día hábil inmediato posterior. </text:p>
        <text:p text:style-name="P15">El Acreditado deberá pagar la totalidad de los gastos, derechos e impuestos a los que se encuentre obligado. No obstante lo anterior y en caso que por cualquier causa la Financiera llegare a realizar pago alguno por cualquiera de los conceptos mencionados en el presente párrafo, el Acreditado se obliga a reintegrar a la Financiera tal erogación dentro de un plazo no mayor a cinco días hábiles posteriores a la fecha en que la Financiera efectúe tal erogación y le sea notificada al Acreditado, previa comprobación de las erogaciones efectuadas. <text:s/></text:p>
        <text:p text:style-name="P15"><text:span text:style-name="T1">Cláusula Séptima.- Aplicación de Pagos. </text:span>Todo pago que realice el Acreditado será aplicado contra el adeudo de la siguiente forma y hasta cuanto alcance el importe del pago: i) En su caso, contra los Intereses Moratorios; ii) Intereses Ordinarios; iii) Comisiones; iv) al pago del saldo insoluto vencido del Monto Principal; y v) al pago del saldo insoluto del Monto Principal no vencido. En el supuesto que existan más de dos pagos vencidos y el Acreditado efectúe sólo el pago de uno de ellos, la Financiara aplicará dicho pago contra el pago vencido con mayor anterioridad hasta el más reciente, aplicando el orden de la prelación antes mencionado, por lo que el Acreditado acepta que sea aplicado todos los pagos de esta forma. </text:p>
        <text:p text:style-name="P15"><text:span text:style-name="T1">Cláusula Octava. Pagaré</text:span>. Para garantizar el cumplimiento de las obligaciones del presente Contrato y los demás documentos que lo integren, el Acreditado se obliga a suscribir un pagaré en favor de la Financiera, por el importe correspondiente al Monto del Crédito, mismo que se incluye en el Anexo E del Contrato. Las Partes acuerdan que la suscripción del pagaré es condición esencial para el otorgamiento y/o disposición del Monto del Crédito y del Monto Principal respectivamente, situación que no podrá ser dispensada por la Financiera. En este sentido, las Partes aceptan que en caso que el Acreditado incumpla con dos o más pagos consecutivos o no, de conformidad con la Tabla de Amortización, en dicho caso, las Partes aceptan que se tenga por vencido anticipadamente el Pagaré antes referido, pudiendo la Financiera requerir vía judicial el pago de la cantidad total que dicho título de crédito ampara. </text:p>
        <text:p text:style-name="P1"><text:span text:style-name="T2">Cláusula Novena.- Del Obligado Solidario. </text:span><text:span text:style-name="T22">El Obligado Solidario teniendo capacidad económica suficiente, por este mismo acto acepta que será solidariamente responsable del Acreditado respecto </text:span><text:soft-page-break/><text:span text:style-name="T22">de las obligaciones que se </text:span><text:span text:style-name="T24">deriven, ya sea de manera directa o indirecta del presente Contrato, por lo que renuncia por este mismo acto y de manera expresa e irrevocablemente a los beneficios de orden y excusión contemplados por los artículos 2754, 2755, 2756, 2757 y demás relativos y aplicables al Código Civil para el Estado de Puebla, así como sus correlativos aplicables, artículos que a la letra se transcriben en el Anexo G del presente instrumento.</text:span></text:p>
        <text:p text:style-name="P1"><text:span text:style-name="T28">Cláusula Décima.- </text:span><text:span text:style-name="T2">Comisión por apertura.</text:span><text:span text:style-name="T22"> El Acreditado pagará a la Financiera por única ocasión, una Comisión por Apertura, misma que será, para el caso de créditos iguales o menores a $8,000.00 M.N. (ocho mil pesos 00/100 Moneda Nacional) otorgados por la Financiera al Acreditado como Monto del Crédito, la cantidad que resulte de aplicar 3% (tres por ciento) de Comisión por Apertura por el Monto Principal, y al importe que resulte se le incluye el IVA correspondiente. No obstante lo anterior y en caso que el Monto del Crédito otorgado por la Financiera sea mayor a $8,000.00 M.N. (ocho mil pesos 00/100 Moneda Nacional) el Acreditado pagará la cantidad de $406.00 M.N. (cuatrocientos seis pesos 00/100 Moneda Nacional) IVA incluido. Por tratarse de un crédito a plazo fijo, no podrán modificarse comisiones ni tasas de interés.</text:span></text:p>
        <text:p text:style-name="P1"><text:span text:style-name="T2">Cláusula Décima Primera.-</text:span><text:span text:style-name="T1">Intereses ordinarios.- </text:span><text:s/>El Monto del Crédito causará el interés anual establecido en la Carátula del Contrato e identificado como Tasa Anual Fija sobre saldos insolutos más su respectivo IVA, en el entendido que el Acreditado, de conformidad con lo dispuesto en la Tabla de Amortización, deberá de pagar las cantidades en la forma, periodicidad y monto en ella señaladas. Los intereses que se causen en virtud del otorgamiento del crédito, serán calculados aplicando el porcentaje de la Tasa Anual Fija sobre el Monto del Crédito por el número de días que dure el plazo forzoso contemplado en la Carátula del Contrato y de conformidad con lo dispuesto en la Cláusula Quinta del presente instrumento. </text:p>
        <text:p text:style-name="Standard"/>
        <text:p text:style-name="P15"><text:span text:style-name="T1">Cláusula Décima Segunda.- Intereses Moratorios.- </text:span>En caso de incumplimiento de cualquiera de las obligaciones de pago a cargo del Acreditado al amparo del presente Contrato, por causas imputables al Acreditado, éste deberá pagar a la Financiera el Interés Moratorio señalado y contemplado en la Carátula del Contrato, mismo que se aplicará contra el saldo insoluto del crédito vencido y no pagado, la tasa moratoria establecido en la Carátula del Contrato. Los intereses moratorios a que se refiere la presente cláusula se causarán durante todo el tiempo en que dure el incumplimiento y hasta la fecha en que sea cubierto en su totalidad el saldo vencido. Adicionalmente el Acreditado deberá pagar a la Financiera, únicamente en caso de incumplimiento, en su caso, los siguientes conceptos: a) los gastos de cobranza en que la Financiera haya incurrido y erogado desde la fecha en que se originó el incumplimiento y hasta la fecha en que el Acreditado cumplimente con la obligación de pago respecto de los saldos vencidos, no obstante lo anterior y en caso que el Acreditado incurra en un Incumplimiento Generalizado respecto a sus obligaciones de pago, las Partes aceptan que dicha situación sea considerada como causal de rescisión de conformidad con lo dispuesto en la Cláusula Décima Sexta del Contrato, debiendo para tal efecto la Financiera y hasta en tanto el Acreditado no liquide la totalidad del Monto del Crédito más sus accesorios, retener los documentos que soportan y/o garantizan el crédito; b) en su caso, un cargo adicional al importe del saldo del 20% (veinte por ciento) de la cantidad amparada por cada cheque devuelto que, en su caso, haya sido entregado para el pago total o parcial del Monto del Crédito. La Financiera no efectuará cargos ni cobranza por comisiones o gastos distintos a los especificados en el presente Contrato. El Acreditado deberá cubrir, además, el IVA en términos de la ley aplicable, sobre los intereses ordinarios, moratorios, comisiones y gastos a que se refiere la presente cláusula. </text:p>
        <text:p text:style-name="P1"><text:span text:style-name="T2">Cláusula Décima Tercera.- Estado de Cuenta.</text:span><text:span text:style-name="T22"> La Financiera enviará mensualmente al domicilio y/o correo electrónico </text:span><text:span text:style-name="T37">del Acreditado el Estado de Cuenta del crédito objeto del Contrato, mismo que se enviará dentro de los primeros diez días hábiles de cada mes. El Acreditado contará con noventa días posteriores a la fecha en que le sea enviado el Estado de Cuenta para objetar cualquier concepto, en los términos y condiciones de la cláusula del Contrato relativa las consultas y reclamaciones. No obstante lo anterior y en caso que el Acreditado no reciba el Estado de Cuenta, ya sea en su domicilio, en su correo electrónico y/o a través del portal de internet que para tal efecto ponga a su disposición la Financiera, el Acreditado podrá solicitarlo directamente en el domicilio de <text:s/></text:span><text:span text:style-name="T22">la Financiera</text:span><text:span text:style-name="T37">.</text:span></text:p>
        <text:p text:style-name="P15"><text:span text:style-name="T1">Cláusula Décima Cuarta.- Cancelación. </text:span>Las Partes convienen que, el Acreditado podrá, en un periodo <text:soft-page-break/>de diez días hábiles posteriores a la firma del Contrato, cancelar los efectos del mismo sin responsabilidad alguna a su cargo, siempre y cuando el Acreditado no haya hecho uso del Monto Principal. </text:p>
        <text:p text:style-name="P1"><text:span text:style-name="T2">Cláusula Décima Quinta.- Causas de vencimiento anticipado.</text:span><text:span text:style-name="T24"> Las Partes aceptan que se deberá considerar como causas de vencimiento anticipado </text:span><text:span text:style-name="T37">al Contrato, <text:s/>cualquiera de las siguientes: i) Por acuerdo mutuo entre las Partes celebrado por escrito; ii) Si el Acreditado con al menos con 60 (sesenta) días previos a la fecha deseada de terminación, solicitara a </text:span><text:span text:style-name="T22">la Financiera</text:span><text:span text:style-name="T37"> su deseo de concluir anticipadamente la vigencia del Contrato; o iii) Cuando </text:span><text:span text:style-name="T22">la Financiera</text:span><text:span text:style-name="T37"> así lo estime oportuno y previamente le notifique al Acreditado, con al menos 30 (treinta) días de anticipación a la fecha en que surtirá efectos la terminación anticipada del Contrato. </text:span></text:p>
        <text:p text:style-name="P17">Las anteriores causas de vencimiento anticipado operarán y serán aplicables, siempre y cuando el Acreditado liquide en su totalidad cualquier adeudo que tenga en favor de la Financiera en virtud del presente instrumento, obligándose el Acreditado a exhibir ante la Financiera y dentro de los siguientes cinco días hábiles posteriores a la fecha en que haya sido notificado el deseo de terminar anticipadamente los efectos del Contrato, los comprobantes de pago a través de los cuales se acredite cabalmente que el Acreditado ha liquidado en su totalidad cualquier adeudo que pueda tener en favor de la Financiera, de lo contrario las Partes aceptan que no se tendrá por terminada anticipadamente la vigencia del Contrato y por consiguiente, seguirá surtiendo sus efectos.</text:p>
        <text:p text:style-name="P22"><text:span text:style-name="T1">Cláusula Décima Sexta.- Causas de Rescisión. </text:span>L<text:span text:style-name="T22">a Financiera</text:span> podrá dar por rescindido el Contrato y los documentos que lo integren inmediatamente y sin necesidad de requerimiento ni declaración judicial previa, si el Acreditado incurre en cualquiera de los siguientes supuestos: i) Falta de pago oportuno de más de dos pagos a los que se encuentre obligado a realizar de conformidad con la Tabla de Amortización, pudiendo ser dichos pagos consecutivos o no; ii) Si el Acreditado deja de formar parte de la Empresa, es decir, concluye la relación laboral que lo une con la Empresa, y que por tal motivo no resulte posible para <text:span text:style-name="T22">la Financiera</text:span>, que se realice la retención de las Percepciones y por causa directa de ello, la amortización del Crédito; iii) El destino del crédito sea empleado a un uso distinto al convenido en la Cláusula Primera del Contrato o bien que el mismo sea destinado a un hecho ilícito; iv) Si cualquier declaración hecha por el Acreditado y/o por el Obligado Solidario en el presente Contrato y/o en los documentos que formen parte de este, resultare falsa o incorrecta; v) Por no informar inmediatamente por escrito a la Financiera de cualquier situación que pueda afectar su capacidad de pago; vi) En caso que el Acreditado sea acreedor al pago de un Interés Moratorio equivalente al 10% (diez por ciento) o más del Monto del<text:span text:style-name="T24"> Crédito autorizado por </text:span><text:span text:style-name="T22">la Financiera</text:span><text:span text:style-name="T24">; o vii) Si el Acreditado es sujeto a cualquier controversia judicial que ponga en riesgo su capacidad de pago. </text:span></text:p>
        <text:p text:style-name="P22">No obstante lo anterior, y en caso que el Acreditado deje de formar parte de la Empresa por concluir su relación laboral con la misma, el Acreditado autoriza y expresamente instruye a la Empresa para que ésta <text:span text:style-name="T22">retenga de las Percepciones a las que, en su caso, tuviere derecho el Acreditado por virtud de dicha terminación laboral, los montos necesarios o hasta donde las Percepciones alcancen para efectos de pagar el total del Monto del Crédito y los demás accesorios a la Financiera, en caso que dicha cantidad no sea suficiente para liquidar la cantidad adeudada, el Acreditado se sujetará a lo establecido en el siguiente párrafo.</text:span></text:p>
        <text:p text:style-name="P23">Las Partes acuerdan que en caso de rescisión del Contrato, el Acreditado estará obligado a cubrir los daños y/o perjuicios que cause a la Financiera, asimismo y de darse alguna de las causas de rescisión antes mencionadas, la Financiera podrá declarar vencida y pagadera la suma insoluta del Monto del Crédito y de sus accesorios, así como cualquier otro pago que por concepto del Contrato esté obligado el Acreditado a cubrir, saldo insoluto que deberá ser pagado en favor de la Financiera en una sola exhibición y dentro de los diez días naturales posteriores a la fecha en que tenga verificativo la causa de rescisión respectiva, más el pago de una pena convencional equivalente al 10% (diez por ciento) del Monto del Crédito.</text:p>
        <text:p text:style-name="P23"><text:span text:style-name="T1">Cláusula Décima Séptima.- Cesión. </text:span>El Acreditado no podrá ceder las obligaciones y/o derechos del presente instrumento a persona alguna, no obstante lo anterior la Financiera podrá ceder, en cualquier momento y persona y cuando así lo considere pertinente, los derechos y obligaciones que se deriven del Contrato, de cualquiera de los documentos que lo integren y/o del pagaré que haya suscrito el Acreditado en favor de la Financiera.</text:p>
        <text:p text:style-name="P16"><text:soft-page-break/><text:span text:style-name="T1">Cláusula Décima Octava.- Modificaciones. </text:span><text:s/>La Financiera podrá realizar modificaciones al Contrato, siempre y cuando ésta le notifique tales modificaciones al Acreditado, notificación que deberá efectuarse con al menos con treinta días de anticipación a la fecha en que comiencen a surtir efectos dichas modificaciones, pudiendo la Financiera realizar las notificaciones en comento, a través de un aviso inserto en el Estado de Cuenta del Acreditado. En caso que el Acreditado no esté de acuerdo con las modificaciones propuestas, éste podrá solicitar a la Financiera la terminación del Contrato dentro de los treinta días naturales inmediatos posteriores a la fecha de la notificación de las modificaciones, sin responsabilidad ni comisión alguna a su cargo, debiendo para tal efecto cubrir, en su caso, los adeudos que ya se hubieren generado a la fecha en que se solicite la terminación del Contrato por esta causa. En caso que la Financiera no reciba comunicación alguna por parte del Acreditado, las Partes acuerdan que se entenderá como una aceptación tácita por parte del Acreditado, a dichas modificaciones al Contrato, obligándose a sujetarse a los nuevos términos y condiciones aplicables al Contrato y/o a los documentos que lo integren. <text:s/></text:p>
        <text:p text:style-name="P2"><text:span text:style-name="T2">Cláusula Décima Novena.- Consultas y Reclamaciones. </text:span><text:span text:style-name="T22">En caso de que el Acreditado desee presentar a la Financiera alguna aclaración o queja respecto del Contrato, podrá presentarla por escrito a la Unidad Especializada de la Financiera con domicilio en retorno quinto edificio 10 col. Villas Atlixcayotl, C.P. 72810 o vía telefónica al teléfono 2222141200 o bien mediante correo electrónico a </text:span><text:a xlink:type="simple" xlink:href="mailto:smartquo.atencionaclientes@gmail.com" text:style-name="Internet_20_link" text:visited-style-name="Visited_20_Internet_20_Link"><text:span text:style-name="Internet_20_link"><text:span text:style-name="T22">smartquo.atencionaclientes@gmail.com</text:span></text:span></text:a><text:span text:style-name="T22">. El proceso y los requisitos para la presentación de solicitudes, consultas, aclaraciones, inconformidades</text:span><text:span text:style-name="T24"> y quejas relacionadas con el presente Contrato será el siguiente:</text:span><text:span text:style-name="T22"> i) </text:span><text:span text:style-name="T23">Cua</text:span><text:span text:style-name="T38">n</text:span><text:span text:style-name="T23">do</text:span><text:span text:style-name="T39"> el Acreditado </text:span><text:span text:style-name="T23">no</text:span><text:span text:style-name="T39"> </text:span><text:span text:style-name="T23">esté</text:span><text:span text:style-name="T39"> </text:span><text:span text:style-name="T23">de</text:span><text:span text:style-name="T39"> </text:span><text:span text:style-name="T38">a</text:span><text:span text:style-name="T23">c</text:span><text:span text:style-name="T38">u</text:span><text:span text:style-name="T23">erdo</text:span><text:span text:style-name="T39"> </text:span><text:span text:style-name="T23">c</text:span><text:span text:style-name="T38">o</text:span><text:span text:style-name="T23">n</text:span><text:span text:style-name="T40"> </text:span><text:span text:style-name="T23">alg</text:span><text:span text:style-name="T38">u</text:span><text:span text:style-name="T23">no</text:span><text:span text:style-name="T39"> </text:span><text:span text:style-name="T23">de</text:span><text:span text:style-name="T39"> </text:span><text:span text:style-name="T23">los</text:span><text:span text:style-name="T39"> </text:span><text:span text:style-name="T38">m</text:span><text:span text:style-name="T23">o</text:span><text:span text:style-name="T38">v</text:span><text:span text:style-name="T23">i</text:span><text:span text:style-name="T38">m</text:span><text:span text:style-name="T23">ientos</text:span><text:span text:style-name="T39"> </text:span><text:span text:style-name="T23">que</text:span><text:span text:style-name="T39"> </text:span><text:span text:style-name="T41">s</text:span><text:span text:style-name="T23">e</text:span><text:span text:style-name="T39"> </text:span><text:span text:style-name="T23">reflejen</text:span><text:span text:style-name="T40"> </text:span><text:span text:style-name="T23">en</text:span><text:span text:style-name="T40"> </text:span><text:span text:style-name="T38">e</text:span><text:span text:style-name="T23">l Estado</text:span><text:span text:style-name="T40"> </text:span><text:span text:style-name="T23">de</text:span><text:span text:style-name="T39"> </text:span><text:span text:style-name="T23">Cu</text:span><text:span text:style-name="T38">e</text:span><text:span text:style-name="T23">nta,</text:span><text:span text:style-name="T39"> </text:span><text:span text:style-name="T23">podrá</text:span><text:span text:style-name="T39"> </text:span><text:span text:style-name="T23">pr</text:span><text:span text:style-name="T38">e</text:span><text:span text:style-name="T23">sentar</text:span><text:span text:style-name="T40"> </text:span><text:span text:style-name="T23">u</text:span><text:span text:style-name="T38">n</text:span><text:span text:style-name="T23">a</text:span><text:span text:style-name="T40"> </text:span><text:span text:style-name="T23">solicitud</text:span><text:span text:style-name="T39"> </text:span><text:span text:style-name="T23">de</text:span><text:span text:style-name="T40"> </text:span><text:span text:style-name="T38">a</text:span><text:span text:style-name="T23">cl</text:span><text:span text:style-name="T39">a</text:span><text:span text:style-name="T23">r</text:span><text:span text:style-name="T38">a</text:span><text:span text:style-name="T23">ción</text:span><text:span text:style-name="T40"> </text:span><text:span text:style-name="T23">de</text:span><text:span text:style-name="T38">n</text:span><text:span text:style-name="T23">tro</text:span><text:span text:style-name="T39"> </text:span><text:span text:style-name="T23">del</text:span><text:span text:style-name="T39"> </text:span><text:span text:style-name="T23">plazo de</text:span><text:span text:style-name="T39"> </text:span><text:span text:style-name="T23">noventa días</text:span><text:span text:style-name="T39"> </text:span><text:span text:style-name="T23">na</text:span><text:span text:style-name="T38">t</text:span><text:span text:style-name="T23">u</text:span><text:span text:style-name="T41">r</text:span><text:span text:style-name="T23">ales</text:span><text:span text:style-name="T39"> </text:span><text:span text:style-name="T23">cont</text:span><text:span text:style-name="T38">a</text:span><text:span text:style-name="T23">dos a</text:span><text:span text:style-name="T40"> </text:span><text:span text:style-name="T23">partir</text:span><text:span text:style-name="T39"> </text:span><text:span text:style-name="T23">de</text:span><text:span text:style-name="T40"> </text:span><text:span text:style-name="T23">la</text:span><text:span text:style-name="T39"> </text:span><text:span text:style-name="T38">f</text:span><text:span text:style-name="T23">echa de</text:span><text:span text:style-name="T39"> </text:span><text:span text:style-name="T23">cor</text:span><text:span text:style-name="T38">t</text:span><text:span text:style-name="T23">e, o en</text:span><text:span text:style-name="T39"> </text:span><text:span text:style-name="T41">s</text:span><text:span text:style-name="T23">u</text:span><text:span text:style-name="T39"> </text:span><text:span text:style-name="T38">c</text:span><text:span text:style-name="T23">aso,</text:span><text:span text:style-name="T38"> d</text:span><text:span text:style-name="T23">e la realización</text:span><text:span text:style-name="T38"> </text:span><text:span text:style-name="T23">de la</text:span><text:span text:style-name="T38"> </text:span><text:span text:style-name="T23">oper</text:span><text:span text:style-name="T38">a</text:span><text:span text:style-name="T23">ción; ii) Una </text:span><text:span text:style-name="T38">v</text:span><text:span text:style-name="T23">ez entre</text:span><text:span text:style-name="T38">g</text:span><text:span text:style-name="T23">ada la so</text:span><text:span text:style-name="T38">l</text:span><text:span text:style-name="T23">icitud</text:span><text:span text:style-name="T38"> </text:span><text:span text:style-name="T23">de aclaració</text:span><text:span text:style-name="T38">n</text:span><text:span text:style-name="T23">,</text:span><text:span text:style-name="T39"> </text:span><text:span text:style-name="T22">la Financiera</text:span><text:span text:style-name="T39"> </text:span><text:span text:style-name="T23">le propo</text:span><text:span text:style-name="T41">r</text:span><text:span text:style-name="T23">cionará al Acreditado un</text:span><text:span text:style-name="T39"> </text:span><text:span text:style-name="T23">acuse</text:span><text:span text:style-name="T39"> </text:span><text:span text:style-name="T23">de</text:span><text:span text:style-name="T39"> </text:span><text:span text:style-name="T23">r</text:span><text:span text:style-name="T38">e</text:span><text:span text:style-name="T23">cibo</text:span><text:span text:style-name="T39"> </text:span><text:span text:style-name="T23">de</text:span><text:span text:style-name="T40"> </text:span><text:span text:style-name="T23">la</text:span><text:span text:style-name="T39"> </text:span><text:span text:style-name="T23">soli</text:span><text:span text:style-name="T38">c</text:span><text:span text:style-name="T23">itud</text:span><text:span text:style-name="T39"> </text:span><text:span text:style-name="T23">de</text:span><text:span text:style-name="T40"> </text:span><text:span text:style-name="T38">a</text:span><text:span text:style-name="T23">clara</text:span><text:span text:style-name="T38">c</text:span><text:span text:style-name="T23">ión</text:span><text:span text:style-name="T40"> </text:span><text:span text:style-name="T23">y</text:span><text:span text:style-name="T36"> </text:span><text:span text:style-name="T38">u</text:span><text:span text:style-name="T23">n</text:span><text:span text:style-name="T40"> </text:span><text:span text:style-name="T23">fo</text:span><text:span text:style-name="T38">l</text:span><text:span text:style-name="T23">io, el</text:span><text:span text:style-name="T40"> </text:span><text:span text:style-name="T23">cual</text:span><text:span text:style-name="T39"> el Acreditado </text:span><text:span text:style-name="T38">d</text:span><text:span text:style-name="T23">ebe</text:span><text:span text:style-name="T39"> </text:span><text:span text:style-name="T23">conser</text:span><text:span text:style-name="T38">v</text:span><text:span text:style-name="T23">ar para </text:span><text:span text:style-name="T38">f</text:span><text:span text:style-name="T23">uturas</text:span><text:span text:style-name="T38"> </text:span><text:span text:style-name="T23">a</text:span><text:span text:style-name="T38">c</text:span><text:span text:style-name="T23">laraciones. Tratándose de </text:span><text:span text:style-name="T39">c</text:span><text:span text:style-name="T23">ant</text:span><text:span text:style-name="T41">i</text:span><text:span text:style-name="T23">dades </text:span><text:span text:style-name="T38">q</text:span><text:span text:style-name="T23">ue</text:span><text:span text:style-name="T39"> </text:span><text:span text:style-name="T23">te</text:span><text:span text:style-name="T38">n</text:span><text:span text:style-name="T23">ga que pagar</text:span><text:span text:style-name="T39"> el Acreditado</text:span><text:span text:style-name="T23">,</text:span><text:span text:style-name="T40"> </text:span><text:span text:style-name="T23">é</text:span><text:span text:style-name="T41">s</text:span><text:span text:style-name="T23">te</text:span><text:span text:style-name="T40"> no </text:span><text:span text:style-name="T23">te</text:span><text:span text:style-name="T38">n</text:span><text:span text:style-name="T23">drá</text:span><text:span text:style-name="T40"> </text:span><text:span text:style-name="T23">el</text:span><text:span text:style-name="T39"> </text:span><text:span text:style-name="T38">d</text:span><text:span text:style-name="T23">ere</text:span><text:span text:style-name="T39">c</text:span><text:span text:style-name="T23">ho de</text:span><text:span text:style-name="T39"> </text:span><text:span text:style-name="T38">n</text:span><text:span text:style-name="T23">o rea</text:span><text:span text:style-name="T38">l</text:span><text:span text:style-name="T23">izar</text:span><text:span text:style-name="T39"> </text:span><text:span text:style-name="T23">el</text:span><text:span text:style-name="T39"> </text:span><text:span text:style-name="T23">p</text:span><text:span text:style-name="T38">ag</text:span><text:span text:style-name="T23">o</text:span><text:span text:style-name="T39"> </text:span><text:span text:style-name="T23">por la</text:span><text:span text:style-name="T39"> </text:span><text:span text:style-name="T38">c</text:span><text:span text:style-name="T23">anti</text:span><text:span text:style-name="T38">d</text:span><text:span text:style-name="T23">ad c</text:span><text:span text:style-name="T38">u</text:span><text:span text:style-name="T23">ya</text:span><text:span text:style-name="T39"> </text:span><text:span text:style-name="T38">a</text:span><text:span text:style-name="T23">clar</text:span><text:span text:style-name="T38">a</text:span><text:span text:style-name="T23">ción</text:span><text:span text:style-name="T40"> </text:span><text:span text:style-name="T23">so</text:span><text:span text:style-name="T38">l</text:span><text:span text:style-name="T23">icit</text:span><text:span text:style-name="T38">a</text:span><text:span text:style-name="T23">,</text:span><text:span text:style-name="T40"> </text:span><text:span text:style-name="T38">a</text:span><text:span text:style-name="T23">sí</text:span><text:span text:style-name="T39"> </text:span><text:span text:style-name="T23">co</text:span><text:span text:style-name="T38">m</text:span><text:span text:style-name="T23">o de c</text:span><text:span text:style-name="T38">u</text:span><text:span text:style-name="T23">a</text:span><text:span text:style-name="T38">l</text:span><text:span text:style-name="T23">quier</text:span><text:span text:style-name="T39"> </text:span><text:span text:style-name="T23">otra </text:span><text:span text:style-name="T38">ca</text:span><text:span text:style-name="T23">ntidad </text:span><text:span text:style-name="T38">q</text:span><text:span text:style-name="T23">ue</text:span><text:span text:style-name="T39"> </text:span><text:span text:style-name="T41">s</text:span><text:span text:style-name="T23">e relacione c</text:span><text:span text:style-name="T38">o</text:span><text:span text:style-name="T23">n la </text:span><text:span text:style-name="T38">m</text:span><text:span text:style-name="T23">is</text:span><text:span text:style-name="T38">m</text:span><text:span text:style-name="T23">a, hasta que d</text:span><text:span text:style-name="T41">i</text:span><text:span text:style-name="T23">cha </text:span><text:span text:style-name="T38">ac</text:span><text:span text:style-name="T23">laración no </text:span><text:span text:style-name="T38">ha</text:span><text:span text:style-name="T23">ya sido resuel</text:span><text:span text:style-name="T38">t</text:span><text:span text:style-name="T23">a por </text:span><text:span text:style-name="T22">la Financiera</text:span><text:span text:style-name="T23"> en términos de la</text:span><text:span text:style-name="T41"> </text:span><text:span text:style-name="T23">presente cláusula; iii) Una vez recibida la solicitud de aclaración, </text:span><text:span text:style-name="T22">la Financiera</text:span><text:span text:style-name="T23"> contará con un plazo máximo de cuarenta y cinco días para entregar al Acreditado el dictamen correspondiente, al cual anexará copia simple del documento o evidencia de las razones que se consideraron para la emisión de dicho dictamen, con base en la información que obren en su poder, así como un informe detallado en el que se respondan todos los hechos contenidos en la solicitud presentada por el Acreditado. El dictamen e informe, antes mencionados, serán entregados al Acreditado en el domicilio de </text:span><text:span text:style-name="T22">la Financiera</text:span><text:span text:style-name="T23">. En caso que el dictamen determine que procede el cargo, así como sus accesorios, el Acreditado deberá realizar dicho pago de inmediato, a más tardar de dentro de los dos días hábiles siguientes, sin embargo, en ningún momento causará intereses moratorios. En caso que el Acreditado presente una aclaración que resulte improcedente, por <text:s/>cada <text:s/>evento, éste se obliga a pagar a </text:span><text:span text:style-name="T22">la Financiera</text:span><text:span text:style-name="T23"> una <text:s/>comisión por la cantidad de $1,500.00 M.N. (un mil quinientos pesos 00/100 Moneda Nacional), cantidad que deberá ser cubierta por el Acreditado a más tardar dentro de los dos días hábiles siguientes a la fecha en que se le notifique el respectivo dictamen al Acreditado; iv) Dentro del plazo de cuarenta y cinco días naturales, contados a partir de la entrega del dictamen, la Financiera pondrá a disposición del Acreditado el expediente en el que conste todo el proceso de investigación realizado con motivo de la aclaración, asimismo, dicho expediente contendrá toda aquella documentación que se haya tomado en consideración para la emisión del dictamen.</text:span></text:p>
        <text:p text:style-name="P2"><text:span text:style-name="T23">Hasta que el procedimiento de aclaración no quede resuelto, </text:span><text:span text:style-name="T22">la Financiera</text:span><text:span text:style-name="T23"> no reportará como vencidas las cantidades sujetas a dicha aclaración a las sociedades de información crediticia. El procedimiento descrito en esta cláusula, es sin perjuicio del derecho que tiene el Acreditado de acudir ante la CONDUSEF o ante la autoridad jurisdiccional competente. Sin embargo, cabe mencionar que el procedimiento anteriormente descrito quedará sin efectos a partir del momento en que el Acreditado presente, ya sea su demanda ante el órgano jurisdiccional o su reclamación ante la CONDUSEF. </text:span><text:span text:style-name="T24">De conformidad con lo dispuesto por el artículo 23 de la Ley para la Transparencia y </text:span><text:soft-page-break/><text:span text:style-name="T24">Ordenamiento de los Servicios Financieros, en la que el Acreditado no está de acuerdo con alguno de los movimientos que aparezcan en el Estado de Cuenta que emita la Financiera, podrá presentar una aclaración, inconformidad o queja dentro del plazo de 90 (noventa) días naturales contados a partir de la fecha de corte o, en su caso, de la realización de la operación, de lo contrario, en caso que dicha reclamación sea presentada fuera del mencionado término, las Partes acuerdan que no será procedente la tramitación de tal reclamación. </text:span></text:p>
        <text:p text:style-name="P1"><text:span text:style-name="T28">Cláusula Vigésima. CONDUSEF.</text:span><text:span text:style-name="T24"> En caso que el Acreditado tenga alguna duda, queja o reclamación que no deseé presentar directamente ante la Financiera de conformidad con lo dispuesto </text:span><text:span text:style-name="T37">en la cláusula del Contrato relativa las consultas y reclamaciones</text:span><text:span text:style-name="T24">, podrá acudir ante la CONDUSEF, con domicilio en Boulevard Libramiento San Juan, número 2702, Local B, de la Colonia Ampliación Reforma Sur, Puebla, Pue., C.P. 72160; o vía telefónica a los teléfonos (222) 230 31 79, (222) 230 31 78, (222) 249 11 50 o al teléfono LADA sin costo 01800 999 80 80, o vía electrónica a la dirección de correo electrónico </text:span><text:a xlink:type="simple" xlink:href="mailto:puecond@condusef.gob.mx" text:style-name="Internet_20_link" text:visited-style-name="Visited_20_Internet_20_Link">puecond@condusef.gob.mx</text:a><text:span text:style-name="T24"> o consultar la página electrónica en Internet </text:span><text:a xlink:type="simple" xlink:href="http://www.condusef.gob.mx/" text:style-name="Internet_20_link" text:visited-style-name="Visited_20_Internet_20_Link">www.condusef.gob.mx</text:a></text:p>
        <text:p text:style-name="P1"><text:span text:style-name="T28">Cláusula Vigésima Primera. Datos Personales.</text:span><text:span text:style-name="T24"> El Acreditado podrá solicitar, en cualquier momento, el acceso, rectificación, cancelación y/u oposición respecto de los Datos Personales que le conciernen y a los que </text:span><text:span text:style-name="T22">la Financiera</text:span><text:span text:style-name="T24"> tuvo acceso en virtud del presente Contrato. La solicitud que el Acreditado deseé realizar, deberá notificarla por escrito a la </text:span><text:span text:style-name="T22">Financiera</text:span><text:span text:style-name="T24">, ya sea en el domicilio de ésta o vía correo electrónico dirigido al departamento de Datos Personales de </text:span><text:span text:style-name="T22">la Financiera</text:span><text:span text:style-name="T24"> a la dirección de correo electrónico </text:span><text:a xlink:type="simple" xlink:href="mailto:smartquo.atencionaclientes@gmail.com" text:style-name="Internet_20_link" text:visited-style-name="Visited_20_Internet_20_Link"><text:span text:style-name="Internet_20_link">smartquo.atencionaclientes@gmail.com</text:span></text:a><text:span text:style-name="T24">. La solicitud del ejercicio que el Acreditado haga respecto de los derechos antes referidos, deberá contener la especificación del derecho a ejercer por parte de </text:span><text:span text:style-name="T22">la Financiera</text:span><text:span text:style-name="T24"> relativo a sus Datos Personales. No obstante lo anterior, </text:span><text:span text:style-name="T22">la Financiera</text:span><text:span text:style-name="T24"> no podrá transmitir a empresas oferentes de bienes o servicios mediante medios masivos impresos, electrónicos o telefónicos, los Datos Personales referentes al objeto, montos, plazos, intereses y/o cualquier dato o condición pactada en este Contrato, la Carátula del Contrato y/o sus respectivos Anexos, salvo que medie autorización expresa por parte del Acreditado.</text:span></text:p>
        <text:p text:style-name="P1"><text:span text:style-name="T28">Cláusula Vigésima Segunda.- Información crediticia. </text:span><text:span text:style-name="T24">El Acreditado autorizó a </text:span><text:span text:style-name="T22">la Financiera</text:span><text:span text:style-name="T24"> en términos de lo dispuesto por los artículos 28 y 29 de la Ley General para Regular a las Sociedades de Información Crediticia, para que en cualquier momento solicite y proporcione información crediticia a cualquiera de las Sociedades de Información Crediticia y a que utilice cualquier otro medio o base de datos autorizadas en términos de ley, que considere pertinente para obtener información del historial crediticio de los que celebran el presente Contrato y verificar la información asentada en el presente Contrato, para tales efectos el Acreditado otorga la autorización contemplada en el Anexo F del Contrato. </text:span></text:p>
        <text:p text:style-name="P24"><text:span text:style-name="T1">Cláusula Vigésima Tercera.- Competencia y Jurisdicción.</text:span> Para la ejecución y cumplimiento del Contrato, las Partes acuerdan someterse a la jurisdicción de los jueces y tribunales de la Ciudad de Puebla, Puebla, renunciando expresamente a cualquier otro fuero que pudiera corresponderles en razón de sus domicilios presentes o futuros o por cualquier otra caus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section>
      <text:section text:style-name="Sect2" text:name="Sección2">
        <text:p text:style-name="P24">Leído que fue el presente Contrato y enteradas las Partes de sus alcances y efectos legales, lo firman de común acuerdo en la Ciudad de Puebla, Puebla, el 29 de junio de 2015.</text:p>
        <text:p text:style-name="P18"/>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column table:style-name="Tabla1.B"/>
          <table:table-row table:style-name="Tabla1.1">
            <table:table-cell table:style-name="Tabla1.A1" office:value-type="string">
              <text:h text:style-name="P31" text:outline-level="6">La Financiera</text:h>
            </table:table-cell>
            <table:table-cell table:style-name="Tabla1.A1" office:value-type="string">
              <text:h text:style-name="P32" text:outline-level="6"/>
            </table:table-cell>
            <table:table-cell table:style-name="Tabla1.A1" office:value-type="string">
              <text:h text:style-name="P31" text:outline-level="6">El Acreditado</text:h>
            </table:table-cell>
            <table:table-cell table:style-name="Tabla1.A1" office:value-type="string">
              <text:h text:style-name="P30" text:outline-level="6"/>
            </table:table-cell>
          </table:table-row>
          <table:table-row table:style-name="Tabla1.2">
            <table:table-cell table:style-name="Tabla1.A2" office:value-type="string">
              <text:p text:style-name="P9"/>
            </table:table-cell>
            <table:table-cell table:style-name="Tabla1.A1" office:value-type="string">
              <text:p text:style-name="P10"/>
            </table:table-cell>
            <table:table-cell table:style-name="Tabla1.A2" office:value-type="string">
              <text:p text:style-name="P12"/>
            </table:table-cell>
            <table:table-cell table:style-name="Tabla1.A1" office:value-type="string">
              <text:p text:style-name="P12"/>
            </table:table-cell>
          </table:table-row>
          <table:table-row table:style-name="Tabla1.3">
            <table:table-cell table:style-name="Tabla1.A1" office:value-type="string">
              <text:h text:style-name="P28" text:outline-level="8">C. Carlos Eduardo Tapia Camino</text:h>
              <text:p text:style-name="P13"><text:span text:style-name="T34"><text:s/></text:span><text:span text:style-name="T42">Apoderado Legal</text:span></text:p>
              <text:p text:style-name="P5">Smart Quo, S.A. de C.V. SOFOM E.N.R.</text:p>
            </table:table-cell>
            <table:table-cell table:style-name="Tabla1.A1" office:value-type="string">
              <text:p text:style-name="P6"/>
              <text:p text:style-name="P4"/>
              <text:p text:style-name="P5"/>
            </table:table-cell>
            <table:table-cell table:style-name="Tabla1.C3" office:value-type="string">
              <text:h text:style-name="P27" text:outline-level="8"><text:span text:style-name="Texto_20_del_20_marcador_20_de_20_posición"><text:span text:style-name="T44">Jesús Ramírez Flores</text:span></text:span></text:h>
              <text:p text:style-name="P13"><text:span text:style-name="T34"><text:s/></text:span><text:span text:style-name="T42">Por su propio derecho</text:span></text:p>
            </table:table-cell>
            <table:table-cell table:style-name="Tabla1.A1" office:value-type="string">
              <text:p text:style-name="P10"/>
              <text:p text:style-name="P11"/>
            </table:table-cell>
          </table:table-row>
        </table:table>
        <text:p text:style-name="P25"/>
        <text:p text:style-name="P25"/>
        <text:p text:style-name="P25"/>
        <text:p text:style-name="P25"/>
        <text:p text:style-name="P25"/>
        <text:p text:style-name="P25"/>
        <table:table table:name="Tabla2" table:style-name="Tabla2">
          <table:table-column table:style-name="Tabla2.A"/>
          <table:table-row table:style-name="Tabla2.1">
            <table:table-cell table:style-name="Tabla2.A1" office:value-type="string">
              <text:h text:style-name="P28" text:outline-level="8">Compareciente</text:h>
            </table:table-cell>
          </table:table-row>
          <table:table-row table:style-name="Tabla2.2">
            <table:table-cell table:style-name="Tabla2.A1" office:value-type="string">
              <text:h text:style-name="P29" text:outline-level="8">La Empresa</text:h>
            </table:table-cell>
          </table:table-row>
          <table:table-row table:style-name="Tabla2.3">
            <table:table-cell table:style-name="Tabla2.A3" office:value-type="string">
              <text:p text:style-name="P14"/>
            </table:table-cell>
          </table:table-row>
          <table:table-row table:style-name="Tabla2.4">
            <table:table-cell table:style-name="Tabla2.A1" office:value-type="string">
              <text:h text:style-name="P27" text:outline-level="8"><text:span text:style-name="Texto_20_del_20_marcador_20_de_20_posición"><text:span text:style-name="T29">Carlos Francisco Tapia Carlín</text:span></text:span></text:h>
              <text:p text:style-name="P20">Apoderado Legal</text:p>
              <text:p text:style-name="P20">Grupo Indico Soluciones Empresariales, S.C.</text:p>
            </table:table-cell>
          </table:table-row>
        </table:table>
        <text:p text:style-name="P21"/>
        <text:p text:style-name="P21">------------------------ Sin texto posterior en ésta página ------------------------</text:p>
        <text:p text:style-name="P19">------------------------ Continúa Anexo A ------------------------</text:p>
      </text:section>
      <text:section text:style-name="Sect3" text:name="Secció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HelveticaNeueLT Std" svg:font-family="'HelveticaNeueLT Std'"/>
    <style:font-face style:name="HelveticaNeueLT Std Blk" svg:font-family="'HelveticaNeueLT Std Blk'"/>
    <style:font-face style:name="HelveticaNeueLT Std Med Cn" svg:font-family="'HelveticaNeueLT Std Med C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NeueLT Std"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HelveticaNeueLT Std" fo:font-size="12pt" fo:language="es" fo:country="MX"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NeueLT Std Blk" fo:font-family="'HelveticaNeueLT Std Blk'" fo:font-size="15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elveticaNeueLT Std" fo:font-family="'HelveticaNeueLT Std'" fo:font-size="11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elveticaNeueLT Std Med Cn" fo:font-family="'HelveticaNeueLT Std Med Cn'" fo:font-size="13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NeueLT Std" fo:font-family="'HelveticaNeueLT Std'"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_20_1.1" style:display-name="Para 1.1" style:family="paragraph" style:parent-style-name="Standard">
      <style:paragraph-properties fo:margin-left="0cm" fo:margin-right="0cm" fo:margin-top="0.423cm" fo:margin-bottom="0.212cm" loext:contextual-spacing="false" fo:text-align="justify" style:justify-single-word="false" fo:text-indent="2.54cm" style:auto-text-indent="false"/>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alibri" fo:font-family="Calibri" style:font-family-generic="swiss" style:font-pitch="variable" style:font-name-complex="Arial" style:font-family-complex="Arial" style:font-family-generic-complex="swiss"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style:font-name="Cambria" fo:font-family="Cambria" style:font-family-generic="roman" style:font-pitch="variable" fo:font-size="16pt" fo:language="es" fo:country="E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Título_20_6_20_Car" style:display-name="Título 6 Car" style:family="text">
      <style:text-properties style:font-name="Calibri" fo:font-family="Calibri" style:font-family-generic="swiss" style:font-pitch="variable" fo:font-size="11pt" fo:language="es"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8_20_Car" style:display-name="Título 8 Car" style:family="text">
      <style:text-properties style:font-name="Calibri" fo:font-family="Calibri" style:font-family-generic="swiss" style:font-pitch="variable" fo:font-size="12pt" fo:language="es" fo:country="E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exto_20_del_20_marcador_20_de_20_posición" style:display-name="Texto del marcador de posición" style:family="text">
      <style:text-properties fo:color="#808080"/>
    </style:style>
    <style:style style:name="Internet_20_link" style:display-name="Internet link" style:family="text">
      <style:text-properties fo:color="#0000ff" style:text-underline-style="solid" style:text-underline-width="auto" style:text-underline-color="font-color"/>
    </style:style>
    <style:style style:name="Encabezado_20_Car" style:display-name="Encabezado Car" style:family="text">
      <style:text-properties fo:language="es" fo:country="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388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658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928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text-properties fo:font-size="9pt" style:font-size-asian="9pt" style:font-size-complex="9pt"/>
    </style:style>
    <style:style style:name="MT1" style:family="text">
      <style:text-properties fo:font-size="9pt" style:font-size-asian="9pt"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2.501cm" fo:margin-left="3cm" fo:margin-right="2.34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51cm" fo:margin-bottom="3.152cm" style:dynamic-spacing="true"/>
      </style:header-style>
      <style:footer-style/>
    </style:page-layout>
  </office:automatic-styles>
  <office:master-styles>
    <style:master-page style:name="Standard" style:page-layout-name="Mpm1">
      <style:header>
        <text:p text:style-name="Header"><draw:frame draw:style-name="Mfr1" draw:name="Imagen1" text:anchor-type="char" svg:x="-3cm" svg:y="-1.251cm" svg:width="21.59cm" svg:height="27.94cm" draw:z-index="8"><draw:image xlink:href="Pictures/10000000000009F600000CE46D0EE633D93736B1.jpg" xlink:type="simple" xlink:show="embed" xlink:actuate="onLoad"/></draw:frame> <text:s text:c="69"/></text:p>
        <text:p text:style-name="Header"/>
        <text:p text:style-name="Header"/>
        <text:p text:style-name="Header"/>
        <text:p text:style-name="Header"/>
        <text:p text:style-name="Header"/>
        <text:p text:style-name="MP1"><text:s text:c="112"/><text:span text:style-name="MT1">RECA No. </text:span>5860-140-018034/03-04373-0515</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EN LA HEROICA CIUDAD DE PUEBLA DE ZARAGOZA, a los ___________ días del mes de ________ del año dos mil diez</dc:title>
    <meta:initial-creator>WinuE</meta:initial-creator>
    <meta:creation-date>2015-03-19T15:57:00</meta:creation-date>
    <dc:creator>José M. Martínez</dc:creator>
    <dc:date>2016-03-21T21:52:42.108478867</dc:date>
    <meta:print-date>2014-08-05T17:51:00</meta:print-date>
    <meta:editing-cycles>7</meta:editing-cycles>
    <meta:editing-duration>PT2H14M26S</meta:editing-duration>
    <meta:document-statistic meta:table-count="2" meta:image-count="1" meta:object-count="0" meta:page-count="9" meta:paragraph-count="89" meta:word-count="5798" meta:character-count="36641" meta:non-whitespace-character-count="30717"/>
    <meta:generator>LibreOffice/5.0.5.2$Linux_x86 LibreOffice_project/55b006a02d247b5f7215fc6ea0fde844b30035b3</meta:generator>
  </office:meta>
</office:document-meta>
</file>